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25" style:family="table-column">
      <style:table-column-properties fo:break-before="auto" style:column-width="0.7071in"/>
    </style:style>
    <style:style style:name="co27" style:family="table-column">
      <style:table-column-properties fo:break-before="auto" style:column-width="0.6in"/>
    </style:style>
    <style:style style:name="co29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co34" style:family="table-column">
      <style:table-column-properties fo:break-before="auto" style:column-width="3.1409in"/>
    </style:style>
    <style:style style:name="co35" style:family="table-column">
      <style:table-column-properties fo:break-before="auto" style:column-width="0.7929in"/>
    </style:style>
    <style:style style:name="co36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3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2252in"/>
    </style:style>
    <style:style style:name="co38" style:family="table-column">
      <style:table-column-properties fo:break-before="auto" style:column-width="1.0075in"/>
    </style:style>
    <style:style style:name="co39" style:family="table-column">
      <style:table-column-properties fo:break-before="auto" style:column-width="0.1283in"/>
    </style:style>
    <style:style style:name="co40" style:family="table-column">
      <style:table-column-properties fo:break-before="auto" style:column-width="0.6319in"/>
    </style:style>
    <style:style style:name="co41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>
      <style:table-cell-properties style:vertical-align="top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4" style:family="table-cell" style:parent-style-name="Default" style:data-style-name="N121">
      <style:table-cell-properties style:vertical-align="top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7" style:family="table-cell" style:parent-style-name="Default" style:data-style-name="N121"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>
      <style:text-properties fo:font-weight="normal" style:font-weight-asian="normal" style:font-weight-complex="normal"/>
    </style:style>
    <style:style style:name="ce65" style:family="table-cell" style:parent-style-name="Default" style:data-style-name="N121"/>
    <style:style style:name="ce7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7" style:family="table-cell" style:parent-style-name="Default">
      <style:text-properties fo:font-style="italic" style:font-style-asian="italic" style:font-style-complex="italic"/>
    </style:style>
    <style:style style:name="ce91" style:family="table-cell" style:parent-style-name="Default" style:data-style-name="N121"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11"/>
    <style:style style:name="ce17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8" style:family="table-cell" style:parent-style-name="Default" style:data-style-name="N121">
      <style:text-properties fo:font-weight="bold" style:font-weight-asian="bold" style:font-weight-complex="bold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21">
      <style:text-properties fo:font-weight="normal" style:font-weight-asian="normal" style:font-weight-complex="normal"/>
    </style:style>
    <style:style style:name="ce12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/>
    <style:style style:name="ce12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vertical-align="top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3" style:family="table-cell" style:parent-style-name="Default" style:data-style-name="N121"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style:vertical-align="top"/>
    </style:style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 style:data-style-name="N11"/>
    <style:style style:name="ce18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4"/>
        <table:table-column table:style-name="co11" table:default-cell-style-name="Default"/>
        <table:table-column table:style-name="co5" table:default-cell-style-name="ce120"/>
        <table:table-column table:style-name="co6" table:default-cell-style-name="ce120"/>
        <table:table-column table:style-name="co7" table:default-cell-style-name="ce126"/>
        <table:table-column table:style-name="co8" table:default-cell-style-name="ce126"/>
        <table:table-column table:style-name="co9" table:default-cell-style-name="ce12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5"/>
        <table:table-column table:style-name="co1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2" table:default-cell-style-name="ce115"/>
        <table:table-column table:style-name="co13" table:default-cell-style-name="Default"/>
        <table:table-column table:style-name="co25" table:default-cell-style-name="ce126"/>
        <table:table-column table:style-name="co29" table:default-cell-style-name="ce146"/>
        <table:table-column table:style-name="co6" table:default-cell-style-name="Default"/>
        <table:table-column table:style-name="co12" table:default-cell-style-name="ce115"/>
        <table:table-column table:style-name="co13" table:default-cell-style-name="Default"/>
        <table:table-column table:style-name="co17" table:default-cell-style-name="ce12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ce12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10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109" office:value-type="string" calcext:value-type="string">
            <text:p>Inglés IX</text:p>
          </table:table-cell>
          <table:table-cell table:number-columns-repeated="27"/>
          <table:table-cell table:style-name="ce169"/>
          <table:table-cell table:number-columns-repeated="870"/>
        </table:table-row>
        <table:table-row table:style-name="ro4">
          <table:table-cell/>
          <table:table-cell table:style-name="ce109" office:value-type="string" calcext:value-type="string">
            <text:p>9C_1P</text:p>
          </table:table-cell>
          <table:table-cell/>
          <table:table-cell table:style-name="ce117"/>
          <table:table-cell table:style-name="ce121"/>
          <table:table-cell table:style-name="ce128"/>
          <table:table-cell table:style-name="ce131" office:value-type="string" calcext:value-type="string" table:number-columns-spanned="3" table:number-rows-spanned="1">
            <text:p>Compiled Formative/Summative</text:p>
          </table:table-cell>
          <table:covered-table-cell table:style-name="ce133"/>
          <table:covered-table-cell table:style-name="ce122"/>
          <table:table-cell table:number-columns-repeated="891"/>
        </table:table-row>
        <table:table-row table:style-name="ro5">
          <table:table-cell table:number-columns-repeated="3"/>
          <table:table-cell table:style-name="ce117"/>
          <table:table-cell table:style-name="ce121"/>
          <table:table-cell table:style-name="ce128"/>
          <table:table-cell table:style-name="ce131" office:value-type="string" calcext:value-type="string" table:number-columns-spanned="3" table:number-rows-spanned="1">
            <text:p>Assessments</text:p>
          </table:table-cell>
          <table:covered-table-cell table:style-name="ce133"/>
          <table:covered-table-cell table:style-name="ce122"/>
          <table:table-cell table:number-columns-repeated="3"/>
          <table:table-cell table:style-name="ce147"/>
          <table:table-cell/>
          <table:table-cell table:style-name="ce152"/>
          <table:table-cell table:style-name="ce15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2"/>
          <table:table-cell table:number-columns-repeated="4"/>
          <table:table-cell table:style-name="ce152"/>
          <table:table-cell table:number-columns-repeated="4"/>
          <table:table-cell table:style-name="ce10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108"/>
          <table:table-cell table:style-name="ce108" office:value-type="string" calcext:value-type="string">
            <text:p>Note: All homework in written format and all exams are graded by rubric.</text:p>
          </table:table-cell>
          <table:table-cell/>
          <table:table-cell table:style-name="ce108"/>
          <table:table-cell table:style-name="ce122" table:number-columns-repeated="2"/>
          <table:table-cell table:style-name="ce12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08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8"/>
          <table:table-cell table:style-name="ce149"/>
          <table:table-cell/>
          <table:table-cell table:style-name="ce108" table:number-columns-repeated="3"/>
          <table:table-cell table:style-name="ce149"/>
          <table:table-cell/>
          <table:table-cell table:style-name="ce118"/>
          <table:table-cell table:style-name="ce147"/>
          <table:table-cell table:style-name="ce108"/>
          <table:table-cell table:style-name="ce149"/>
          <table:table-cell/>
          <table:table-cell table:style-name="ce122"/>
          <table:table-cell table:style-name="ce108" table:number-columns-repeated="7"/>
          <table:table-cell table:number-columns-repeated="2"/>
          <table:table-cell table:style-name="ce108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24" office:value-type="string" calcext:value-type="string">
            <text:p>Homework ==&gt;</text:p>
          </table:table-cell>
          <table:table-cell table:style-name="ce127"/>
          <table:table-cell office:value-type="float" office:value="0.6" calcext:value-type="float">
            <text:p>0.6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43"/>
          <table:table-cell table:style-name="ce108"/>
          <table:table-cell table:style-name="ce149"/>
          <table:table-cell/>
          <table:table-cell table:style-name="ce155" office:value-type="string" calcext:value-type="string">
            <text:p>Week 01</text:p>
          </table:table-cell>
          <table:table-cell table:number-columns-repeated="2"/>
          <table:table-cell table:style-name="ce149"/>
          <table:table-cell/>
          <table:table-cell table:style-name="ce159" office:value-type="string" calcext:value-type="string">
            <text:p>Week 02</text:p>
          </table:table-cell>
          <table:table-cell table:number-columns-repeated="2"/>
          <table:table-cell table:style-name="ce149"/>
          <table:table-cell/>
          <table:table-cell table:style-name="ce168" office:value-type="string" calcext:value-type="string">
            <text:p>Week 03</text:p>
          </table:table-cell>
          <table:table-cell table:number-columns-repeated="2"/>
          <table:table-cell table:style-name="ce149"/>
          <table:table-cell/>
          <table:table-cell table:style-name="ce168" office:value-type="string" calcext:value-type="string">
            <text:p>Week 04</text:p>
          </table:table-cell>
          <table:table-cell table:number-columns-repeated="2"/>
          <table:table-cell table:style-name="ce149"/>
          <table:table-cell table:style-name="ce159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4"/>
          <table:table-cell/>
          <table:table-cell table:style-name="ce12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43"/>
          <table:table-cell table:style-name="ce108"/>
          <table:table-cell/>
          <table:table-cell table:style-name="ce108"/>
          <table:table-cell table:number-columns-repeated="2"/>
          <table:table-cell table:style-name="ce156"/>
          <table:table-cell/>
          <table:table-cell table:style-name="ce108"/>
          <table:table-cell table:style-name="Default"/>
          <table:table-cell table:style-name="ce167"/>
          <table:table-cell table:number-columns-repeated="2"/>
          <table:table-cell table:style-name="ce108"/>
          <table:table-cell/>
          <table:table-cell table:style-name="ce126"/>
          <table:table-cell/>
          <table:table-cell table:style-name="ce115"/>
          <table:table-cell table:style-name="ce108"/>
          <table:table-cell table:style-name="ce120"/>
          <table:table-cell table:style-name="ce126"/>
          <table:table-cell/>
          <table:table-cell table:style-name="ce115"/>
          <table:table-cell table:style-name="ce11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08"/>
          <table:table-cell table:style-name="ce125" office:value-type="string" calcext:value-type="string">
            <text:p>Final Grade</text:p>
          </table:table-cell>
          <table:table-cell/>
          <table:table-cell table:style-name="ce118"/>
          <table:table-cell table:number-columns-repeated="5"/>
          <table:table-cell table:style-name="ce144"/>
          <table:table-cell table:style-name="ce150"/>
          <table:table-cell table:style-name="ce144"/>
          <table:table-cell/>
          <table:table-cell table:style-name="ce156" office:value-type="string" calcext:value-type="string">
            <text:p>Weekly</text:p>
          </table:table-cell>
          <table:table-cell table:style-name="ce156"/>
          <table:table-cell table:style-name="ce150"/>
          <table:table-cell table:style-name="ce144"/>
          <table:table-cell/>
          <table:table-cell table:style-name="ce145" office:value-type="string" calcext:value-type="string">
            <text:p>Weekly</text:p>
          </table:table-cell>
          <table:table-cell table:style-name="ce156"/>
          <table:table-cell table:style-name="ce150"/>
          <table:table-cell table:style-name="ce144"/>
          <table:table-cell table:style-name="ce167"/>
          <table:table-cell table:style-name="ce156" office:value-type="string" calcext:value-type="string">
            <text:p>Weekly</text:p>
          </table:table-cell>
          <table:table-cell/>
          <table:table-cell table:style-name="ce150"/>
          <table:table-cell table:style-name="ce144"/>
          <table:table-cell table:style-name="ce167"/>
          <table:table-cell table:style-name="ce156" office:value-type="string" calcext:value-type="string">
            <text:p>Weekly</text:p>
          </table:table-cell>
          <table:table-cell/>
          <table:table-cell table:style-name="ce150"/>
          <table:table-cell table:number-columns-repeated="866"/>
        </table:table-row>
        <table:table-row table:style-name="ro1">
          <table:table-cell table:number-columns-repeated="3"/>
          <table:table-cell table:style-name="ce108"/>
          <table:table-cell table:style-name="ce125" office:value-type="string" calcext:value-type="string">
            <text:p>1P</text:p>
          </table:table-cell>
          <table:table-cell table:style-name="ce122"/>
          <table:table-cell table:style-name="ce122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22" office:value-type="string" calcext:value-type="string">
            <text:p>Exam</text:p>
          </table:table-cell>
          <table:table-cell table:number-columns-repeated="2"/>
          <table:table-cell table:style-name="ce144" office:value-type="string" calcext:value-type="string">
            <text:p>First Exam</text:p>
          </table:table-cell>
          <table:table-cell table:style-name="ce145"/>
          <table:table-cell table:style-name="ce151"/>
          <table:table-cell table:style-name="ce153"/>
          <table:table-cell table:style-name="ce156"/>
          <table:table-cell table:style-name="ce156" office:value-type="string" calcext:value-type="string">
            <text:p>Particip.</text:p>
          </table:table-cell>
          <table:table-cell table:style-name="ce156"/>
          <table:table-cell table:style-name="ce151"/>
          <table:table-cell table:style-name="ce153"/>
          <table:table-cell table:style-name="ce163" office:value-type="string" calcext:value-type="string">
            <text:p>HW_01</text:p>
          </table:table-cell>
          <table:table-cell table:style-name="ce145" office:value-type="string" calcext:value-type="string">
            <text:p>Particip.</text:p>
          </table:table-cell>
          <table:table-cell table:style-name="ce157"/>
          <table:table-cell table:style-name="ce151"/>
          <table:table-cell table:style-name="ce153"/>
          <table:table-cell table:style-name="ce167" office:value-type="string" calcext:value-type="string">
            <text:p>HW_02</text:p>
          </table:table-cell>
          <table:table-cell table:style-name="ce156" office:value-type="string" calcext:value-type="string">
            <text:p>Particip.</text:p>
          </table:table-cell>
          <table:table-cell/>
          <table:table-cell table:style-name="ce151"/>
          <table:table-cell table:style-name="ce153"/>
          <table:table-cell table:style-name="ce167" office:value-type="string" calcext:value-type="string">
            <text:p>HW_03</text:p>
          </table:table-cell>
          <table:table-cell table:style-name="ce156" office:value-type="string" calcext:value-type="string">
            <text:p>Particip.</text:p>
          </table:table-cell>
          <table:table-cell/>
          <table:table-cell table:style-name="ce151"/>
          <table:table-cell table:style-name="ce167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108"/>
          <table:table-cell table:style-name="ce126"/>
          <table:table-cell table:style-name="ce122"/>
          <table:table-cell table:style-name="ce118" table:number-columns-repeated="2"/>
          <table:table-cell table:style-name="ce122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1"/>
          <table:table-cell table:style-name="ce153"/>
          <table:table-cell table:style-name="ce157"/>
          <table:table-cell table:style-name="ce156" table:number-columns-repeated="2"/>
          <table:table-cell table:style-name="ce151"/>
          <table:table-cell table:style-name="ce153"/>
          <table:table-cell table:style-name="ce165"/>
          <table:table-cell table:style-name="ce145"/>
          <table:table-cell table:style-name="ce156"/>
          <table:table-cell table:style-name="ce151"/>
          <table:table-cell table:style-name="ce153"/>
          <table:table-cell table:style-name="ce167"/>
          <table:table-cell table:style-name="ce163"/>
          <table:table-cell table:style-name="ce156"/>
          <table:table-cell table:style-name="ce151"/>
          <table:table-cell table:style-name="ce153"/>
          <table:table-cell table:style-name="ce167"/>
          <table:table-cell table:style-name="ce163"/>
          <table:table-cell table:style-name="ce156"/>
          <table:table-cell table:style-name="ce151"/>
          <table:table-cell table:style-name="ce165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CABALLERO GOMEZ ANDREA </text:p>
          </table:table-cell>
          <table:table-cell table:style-name="ce115" office:value-type="string" calcext:value-type="string">
            <text:p>Andrea</text:p>
          </table:table-cell>
          <table:table-cell table:style-name="ce118"/>
          <table:table-cell table:style-name="ce122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5" office:value-type="string" calcext:value-type="string">
            <text:p>Andrea</text:p>
          </table:table-cell>
          <table:table-cell table:style-name="ce120"/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20" office:value-type="float" office:value="7.7" calcext:value-type="float">
            <text:p>7.7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drea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drea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110" office:value-type="string" calcext:value-type="string">
            <text:p>CENOBIO LOPEZ ELISA AIXA</text:p>
          </table:table-cell>
          <table:table-cell table:style-name="ce115" office:value-type="string" calcext:value-type="string">
            <text:p>Elisa</text:p>
          </table:table-cell>
          <table:table-cell table:style-name="ce118"/>
          <table:table-cell table:style-name="ce122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5" office:value-type="string" calcext:value-type="string">
            <text:p>Elisa</text:p>
          </table:table-cell>
          <table:table-cell table:style-name="ce120"/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lisa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lisa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CERECERO CUETO EMILIO </text:p>
          </table:table-cell>
          <table:table-cell table:style-name="ce115" office:value-type="string" calcext:value-type="string">
            <text:p>Emilio</text:p>
          </table:table-cell>
          <table:table-cell table:style-name="ce118"/>
          <table:table-cell table:style-name="ce122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5" office:value-type="string" calcext:value-type="string">
            <text:p>Emilio</text:p>
          </table:table-cell>
          <table:table-cell table:style-name="ce120"/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20" office:value-type="float" office:value="6" calcext:value-type="float">
            <text:p>6.0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milio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milio</text:p>
          </table:table-cell>
          <table:table-cell table:style-name="ce120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ENRIQUEZ CASTELLANOS ANA PAULA</text:p>
          </table:table-cell>
          <table:table-cell table:style-name="ce115" office:value-type="string" calcext:value-type="string">
            <text:p>Ana Paula</text:p>
          </table:table-cell>
          <table:table-cell table:style-name="ce118"/>
          <table:table-cell table:style-name="ce12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na Paula</text:p>
          </table:table-cell>
          <table:table-cell table:style-name="ce120"/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a Paula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a Paula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GOMEZ BELTRAN MARIA FERNANDA</text:p>
          </table:table-cell>
          <table:table-cell table:style-name="ce115" office:value-type="string" calcext:value-type="string">
            <text:p>Fer</text:p>
          </table:table-cell>
          <table:table-cell table:style-name="ce118"/>
          <table:table-cell table:style-name="ce122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5" office:value-type="string" calcext:value-type="string">
            <text:p>Fer</text:p>
          </table:table-cell>
          <table:table-cell table:style-name="ce120"/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58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6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Fer</text:p>
          </table:table-cell>
          <table:table-cell/>
          <table:table-cell table:style-name="ce16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Fer</text:p>
          </table:table-cell>
          <table:table-cell table:style-name="ce166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110" office:value-type="string" calcext:value-type="string">
            <text:p>HERNÁNDEZ PEREZ JOCELYN </text:p>
          </table:table-cell>
          <table:table-cell table:style-name="ce115" office:value-type="string" calcext:value-type="string">
            <text:p>Jos</text:p>
          </table:table-cell>
          <table:table-cell table:style-name="ce118"/>
          <table:table-cell table:style-name="ce122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5" office:value-type="string" calcext:value-type="string">
            <text:p>Jos</text:p>
          </table:table-cell>
          <table:table-cell table:style-name="ce120"/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20" office:value-type="float" office:value="9.6" calcext:value-type="float">
            <text:p>9.6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Jos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Jos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LOPEZ SOLIS ANA PATRICIA</text:p>
          </table:table-cell>
          <table:table-cell table:style-name="ce116" office:value-type="string" calcext:value-type="string">
            <text:p>Patty</text:p>
          </table:table-cell>
          <table:table-cell table:style-name="ce119"/>
          <table:table-cell table:style-name="ce122" table:formula="of:=(0.1*[.G20])+(0.6*[.H20])+(0.3*[.I20])" office:value-type="float" office:value="9.6175" calcext:value-type="float">
            <text:p>9.6</text:p>
          </table:table-cell>
          <table:table-cell table:style-name="ce13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6" office:value-type="string" calcext:value-type="string">
            <text:p>Patty</text:p>
          </table:table-cell>
          <table:table-cell table:style-name="ce120"/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table:style-name="ce120" office:value-type="float" office:value="9.6" calcext:value-type="float">
            <text:p>9.6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table:style-name="ce12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IGUEL CORONA VIANY BEU</text:p>
          </table:table-cell>
          <table:table-cell table:style-name="ce115" office:value-type="string" calcext:value-type="string">
            <text:p>Viany</text:p>
          </table:table-cell>
          <table:table-cell table:style-name="ce119"/>
          <table:table-cell table:style-name="ce122" table:formula="of:=(0.1*[.G21])+(0.6*[.H21])+(0.3*[.I21])" office:value-type="float" office:value="9.0925" calcext:value-type="float">
            <text:p>9.1</text:p>
          </table:table-cell>
          <table:table-cell table:style-name="ce13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5" office:value-type="string" calcext:value-type="string">
            <text:p>Viany</text:p>
          </table:table-cell>
          <table:table-cell table:style-name="ce120"/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20" office:value-type="float" office:value="7.4" calcext:value-type="float">
            <text:p>7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Viany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Viany</text:p>
          </table:table-cell>
          <table:table-cell table:style-name="ce12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UÑOZ ESPINOZA SARA INGRID</text:p>
          </table:table-cell>
          <table:table-cell table:style-name="ce115" office:value-type="string" calcext:value-type="string">
            <text:p>Ingrid</text:p>
          </table:table-cell>
          <table:table-cell/>
          <table:table-cell table:style-name="ce122" table:formula="of:=(0.1*[.G22])+(0.6*[.H22])+(0.3*[.I22])" office:value-type="float" office:value="9.3925" calcext:value-type="float">
            <text:p>9.4</text:p>
          </table:table-cell>
          <table:table-cell table:style-name="ce126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5" office:value-type="string" calcext:value-type="string">
            <text:p>Ingrid</text:p>
          </table:table-cell>
          <table:table-cell table:style-name="ce120"/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/>
          <table:table-cell table:style-name="ce12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AREDES GIL ALINE DANAE</text:p>
          </table:table-cell>
          <table:table-cell table:style-name="ce115" office:value-type="string" calcext:value-type="string">
            <text:p>Alene</text:p>
          </table:table-cell>
          <table:table-cell table:style-name="ce118"/>
          <table:table-cell table:style-name="ce122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5" office:value-type="string" calcext:value-type="string">
            <text:p>Alene</text:p>
          </table:table-cell>
          <table:table-cell table:style-name="ce120"/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47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6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ine</text:p>
          </table:table-cell>
          <table:table-cell/>
          <table:table-cell table:style-name="ce16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ine</text:p>
          </table:table-cell>
          <table:table-cell table:style-name="ce12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ECERO SERRALLONGA SARENI GUADALUPE</text:p>
          </table:table-cell>
          <table:table-cell table:style-name="ce115" office:value-type="string" calcext:value-type="string">
            <text:p>Sareni</text:p>
          </table:table-cell>
          <table:table-cell table:style-name="ce118"/>
          <table:table-cell table:style-name="ce122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5" office:value-type="string" calcext:value-type="string">
            <text:p>Sareni</text:p>
          </table:table-cell>
          <table:table-cell table:style-name="ce120"/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20" office:value-type="float" office:value="9.8" calcext:value-type="float">
            <text:p>9.8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/>
          <table:table-cell table:style-name="ce12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 table:style-name="ce12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111" office:value-type="string" calcext:value-type="string">
            <text:p><text:s/>Pena Solorio Donovan</text:p>
          </table:table-cell>
          <table:table-cell table:style-name="ce115" office:value-type="string" calcext:value-type="string">
            <text:p>Donovan</text:p>
          </table:table-cell>
          <table:table-cell table:style-name="ce118"/>
          <table:table-cell table:style-name="ce122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115" office:value-type="string" calcext:value-type="string">
            <text:p>Donovan</text:p>
          </table:table-cell>
          <table:table-cell table:style-name="ce120"/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 table:style-name="ce12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AMIREZ MARTINEZ JOSE ARMANDO</text:p>
          </table:table-cell>
          <table:table-cell table:style-name="ce115" office:value-type="string" calcext:value-type="string">
            <text:p>Jose</text:p>
          </table:table-cell>
          <table:table-cell table:style-name="ce118"/>
          <table:table-cell table:style-name="ce12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5" office:value-type="string" calcext:value-type="string">
            <text:p>Jose</text:p>
          </table:table-cell>
          <table:table-cell table:style-name="ce120"/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 table:style-name="ce120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EYNA HERNANDEZ KARLA SAMANTHA</text:p>
          </table:table-cell>
          <table:table-cell table:style-name="ce115" office:value-type="string" calcext:value-type="string">
            <text:p>Samantha</text:p>
          </table:table-cell>
          <table:table-cell table:style-name="ce118"/>
          <table:table-cell table:style-name="ce122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5" office:value-type="string" calcext:value-type="string">
            <text:p>Samantha</text:p>
          </table:table-cell>
          <table:table-cell table:style-name="ce120"/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20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/>
          <table:table-cell table:style-name="ce12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 table:style-name="ce12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SANCHEZ HERNANDEZ MARIA JOSE</text:p>
          </table:table-cell>
          <table:table-cell table:style-name="ce115" office:value-type="string" calcext:value-type="string">
            <text:p>Maho</text:p>
          </table:table-cell>
          <table:table-cell table:style-name="ce118"/>
          <table:table-cell table:style-name="ce12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5" office:value-type="string" calcext:value-type="string">
            <text:p>Maho</text:p>
          </table:table-cell>
          <table:table-cell table:style-name="ce120"/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 table:style-name="ce12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VILLA MARQUEZ STEPHANIE MONSERRAT</text:p>
          </table:table-cell>
          <table:table-cell table:style-name="ce115" office:value-type="string" calcext:value-type="string">
            <text:p>Stephanie</text:p>
          </table:table-cell>
          <table:table-cell table:style-name="ce118"/>
          <table:table-cell table:style-name="ce122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tephanie</text:p>
          </table:table-cell>
          <table:table-cell table:style-name="ce120"/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20" office:value-type="float" office:value="7.7" calcext:value-type="float">
            <text:p>7.7</text:p>
          </table:table-cell>
          <table:table-cell table:style-name="ce120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tephanie</text:p>
          </table:table-cell>
          <table:table-cell/>
          <table:table-cell table:style-name="ce12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tephanie</text:p>
          </table:table-cell>
          <table:table-cell table:style-name="ce12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115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18"/>
          <table:table-cell table:style-name="ce122"/>
          <table:table-cell/>
          <table:table-cell table:style-name="ce120" table:number-columns-repeated="2"/>
          <table:table-cell table:number-columns-repeated="2"/>
          <table:table-cell table:style-name="ce115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0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 table:number-columns-repeated="2"/>
          <table:table-cell table:style-name="ce115"/>
          <table:table-cell table:style-name="ce118"/>
          <table:table-cell table:style-name="ce122"/>
          <table:table-cell/>
          <table:table-cell table:style-name="ce120" table:number-columns-repeated="2"/>
          <table:table-cell table:number-columns-repeated="2"/>
          <table:table-cell table:style-name="ce115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0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9">
          <table:table-cell/>
          <table:table-cell table:style-name="ce112" office:value-type="string" calcext:value-type="string">
            <text:p>NB</text:p>
          </table:table-cell>
          <table:table-cell table:style-name="ce115"/>
          <table:table-cell/>
          <table:table-cell table:style-name="ce122"/>
          <table:table-cell table:number-columns-repeated="5"/>
          <table:table-cell table:style-name="ce115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0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table:style-name="ce113" office:value-type="string" calcext:value-type="string">
            <text:p>1) <text:s/>&lt;Reserved&gt;</text:p>
          </table:table-cell>
          <table:table-cell table:style-name="ce115"/>
          <table:table-cell table:number-columns-repeated="7"/>
          <table:table-cell table:style-name="ce115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7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4" table:default-cell-style-name="Default"/>
        <table:table-column table:style-name="co3" table:default-cell-style-name="ce114"/>
        <table:table-column table:style-name="co1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5"/>
        <table:table-column table:style-name="co13" table:default-cell-style-name="Default"/>
        <table:table-column table:style-name="co25" table:default-cell-style-name="ce126"/>
        <table:table-column table:style-name="co29" table:default-cell-style-name="ce126"/>
        <table:table-column table:style-name="co29" table:default-cell-style-name="ce146"/>
        <table:table-column table:style-name="co6" table:default-cell-style-name="Default"/>
        <table:table-column table:style-name="co12" table:default-cell-style-name="ce115"/>
        <table:table-column table:style-name="co13" table:default-cell-style-name="Default"/>
        <table:table-column table:style-name="co17" table:default-cell-style-name="ce12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5" table:default-cell-style-name="ce146"/>
        <table:table-column table:style-name="co36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7" table:default-cell-style-name="ce120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10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109" office:value-type="string" calcext:value-type="string">
            <text:p>Inglés IX</text:p>
          </table:table-cell>
          <table:table-cell table:number-columns-repeated="23"/>
          <table:table-cell table:style-name="ce169"/>
          <table:table-cell table:number-columns-repeated="870"/>
        </table:table-row>
        <table:table-row table:style-name="ro4">
          <table:table-cell/>
          <table:table-cell table:style-name="ce109" office:value-type="string" calcext:value-type="string">
            <text:p>9C_2P</text:p>
          </table:table-cell>
          <table:table-cell/>
          <table:table-cell table:style-name="ce117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Compiled Formative/Summative</text:p>
          </table:table-cell>
          <table:covered-table-cell table:style-name="ce176"/>
          <table:covered-table-cell table:style-name="ce108"/>
          <table:table-cell table:number-columns-repeated="887"/>
        </table:table-row>
        <table:table-row table:style-name="ro5">
          <table:table-cell table:number-columns-repeated="3"/>
          <table:table-cell table:style-name="ce117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Assessments</text:p>
          </table:table-cell>
          <table:covered-table-cell table:style-name="ce176"/>
          <table:covered-table-cell table:style-name="ce108"/>
          <table:table-cell table:number-columns-repeated="3"/>
          <table:table-cell table:style-name="ce147"/>
          <table:table-cell table:style-name="Default"/>
          <table:table-cell table:style-name="ce152"/>
          <table:table-cell table:style-name="ce154" office:value-type="string" calcext:value-type="string" table:number-columns-spanned="5" table:number-rows-spanned="1">
            <text:p>Formative Assessments <text:s/>==&gt;</text:p>
          </table:table-cell>
          <table:covered-table-cell table:style-name="ce154"/>
          <table:covered-table-cell table:style-name="Default"/>
          <table:covered-table-cell table:number-columns-repeated="2"/>
          <table:table-cell table:style-name="ce152"/>
          <table:table-cell table:number-columns-repeated="4"/>
          <table:table-cell table:style-name="ce10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108"/>
          <table:table-cell table:style-name="ce108" office:value-type="string" calcext:value-type="string">
            <text:p>Note: All homework in written format and all exams are graded by rubric.</text:p>
          </table:table-cell>
          <table:table-cell/>
          <table:table-cell table:style-name="ce108"/>
          <table:table-cell table:style-name="ce147" table:number-columns-repeated="2"/>
          <table:table-cell table:style-name="ce171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108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8"/>
          <table:table-cell table:style-name="ce149"/>
          <table:table-cell/>
          <table:table-cell table:style-name="ce118" table:number-columns-repeated="2"/>
          <table:table-cell table:style-name="ce147"/>
          <table:table-cell table:style-name="ce108"/>
          <table:table-cell table:style-name="ce149"/>
          <table:table-cell/>
          <table:table-cell table:style-name="ce122"/>
          <table:table-cell table:style-name="ce108" table:number-columns-repeated="4"/>
          <table:table-cell table:style-name="ce147"/>
          <table:table-cell table:style-name="ce108" table:number-columns-repeated="3"/>
          <table:table-cell table:style-name="ce122"/>
          <table:table-cell table:style-name="ce108" table:number-columns-repeated="865"/>
        </table:table-row>
        <table:table-row table:style-name="ro8">
          <table:table-cell table:number-columns-repeated="4"/>
          <table:table-cell table:style-name="ce143"/>
          <table:table-cell/>
          <table:table-cell table:style-name="ce171" office:value-type="string" calcext:value-type="string">
            <text:p>Homework ==&gt;</text:p>
          </table:table-cell>
          <table:table-cell table:style-name="ce173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43"/>
          <table:table-cell table:style-name="ce108"/>
          <table:table-cell table:style-name="ce149"/>
          <table:table-cell/>
          <table:table-cell table:style-name="ce159" office:value-type="string" calcext:value-type="string">
            <text:p>Week 06</text:p>
          </table:table-cell>
          <table:table-cell table:style-name="ce180"/>
          <table:table-cell table:number-columns-repeated="2"/>
          <table:table-cell table:style-name="ce149"/>
          <table:table-cell/>
          <table:table-cell table:style-name="ce168" office:value-type="string" calcext:value-type="string">
            <text:p>Week 07</text:p>
          </table:table-cell>
          <table:table-cell table:number-columns-repeated="2"/>
          <table:table-cell table:style-name="ce149"/>
          <table:table-cell/>
          <table:table-cell table:style-name="ce168" office:value-type="string" calcext:value-type="string">
            <text:p>Week 08</text:p>
          </table:table-cell>
          <table:table-cell table:number-columns-repeated="2"/>
          <table:table-cell table:style-name="ce149"/>
          <table:table-cell table:style-name="ce168" office:value-type="string" calcext:value-type="string">
            <text:p>Week 09</text:p>
          </table:table-cell>
          <table:table-cell table:number-columns-repeated="2"/>
          <table:table-cell table:style-name="ce149"/>
          <table:table-cell table:style-name="ce155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1"/>
          <table:table-cell/>
          <table:table-cell table:style-name="ce171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43"/>
          <table:table-cell table:style-name="ce108"/>
          <table:table-cell/>
          <table:table-cell table:style-name="ce108"/>
          <table:table-cell table:style-name="Default" table:number-columns-repeated="2"/>
          <table:table-cell table:style-name="ce167"/>
          <table:table-cell table:number-columns-repeated="2"/>
          <table:table-cell table:style-name="ce108"/>
          <table:table-cell/>
          <table:table-cell table:style-name="ce126"/>
          <table:table-cell/>
          <table:table-cell table:style-name="ce115"/>
          <table:table-cell table:style-name="ce108"/>
          <table:table-cell table:style-name="ce120"/>
          <table:table-cell table:style-name="ce126"/>
          <table:table-cell/>
          <table:table-cell table:style-name="ce115"/>
          <table:table-cell table:style-name="ce122"/>
          <table:table-cell table:number-columns-repeated="2"/>
          <table:table-cell table:style-name="ce115"/>
          <table:table-cell table:style-name="ce108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108"/>
          <table:table-cell table:style-name="ce172" office:value-type="string" calcext:value-type="string">
            <text:p>Final Grade</text:p>
          </table:table-cell>
          <table:table-cell/>
          <table:table-cell table:style-name="ce108"/>
          <table:table-cell table:number-columns-repeated="5"/>
          <table:table-cell table:style-name="ce144"/>
          <table:table-cell table:style-name="ce150"/>
          <table:table-cell table:style-name="ce144"/>
          <table:table-cell table:style-name="ce118" table:number-columns-repeated="2"/>
          <table:table-cell table:style-name="ce145" office:value-type="string" calcext:value-type="string">
            <text:p>Weekly</text:p>
          </table:table-cell>
          <table:table-cell table:style-name="ce156"/>
          <table:table-cell table:style-name="ce150"/>
          <table:table-cell table:style-name="ce144"/>
          <table:table-cell table:style-name="ce181"/>
          <table:table-cell table:style-name="ce156" office:value-type="string" calcext:value-type="string">
            <text:p>Weekly</text:p>
          </table:table-cell>
          <table:table-cell/>
          <table:table-cell table:style-name="ce150"/>
          <table:table-cell table:style-name="ce144"/>
          <table:table-cell table:style-name="ce167"/>
          <table:table-cell table:style-name="ce156" office:value-type="string" calcext:value-type="string">
            <text:p>Weekly</text:p>
          </table:table-cell>
          <table:table-cell/>
          <table:table-cell table:style-name="ce150"/>
          <table:table-cell/>
          <table:table-cell table:style-name="ce156" office:value-type="string" calcext:value-type="string">
            <text:p>Weekly</text:p>
          </table:table-cell>
          <table:table-cell/>
          <table:table-cell table:style-name="ce150"/>
          <table:table-cell table:style-name="ce167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108"/>
          <table:table-cell table:style-name="ce172" office:value-type="string" calcext:value-type="string">
            <text:p>2P</text:p>
          </table:table-cell>
          <table:table-cell table:style-name="ce147"/>
          <table:table-cell table:style-name="ce122" office:value-type="string" calcext:value-type="string">
            <text:p>Participation</text:p>
          </table:table-cell>
          <table:table-cell table:style-name="ce147" office:value-type="string" calcext:value-type="string">
            <text:p>Homework</text:p>
          </table:table-cell>
          <table:table-cell table:style-name="ce122" office:value-type="string" calcext:value-type="string">
            <text:p>Exam</text:p>
          </table:table-cell>
          <table:table-cell table:number-columns-repeated="2"/>
          <table:table-cell table:style-name="ce144" office:value-type="string" calcext:value-type="string">
            <text:p>Second Exam</text:p>
          </table:table-cell>
          <table:table-cell table:style-name="ce145"/>
          <table:table-cell table:style-name="ce151"/>
          <table:table-cell table:style-name="ce153"/>
          <table:table-cell table:style-name="ce156" office:value-type="string" calcext:value-type="string">
            <text:p>HW_05</text:p>
          </table:table-cell>
          <table:table-cell table:style-name="ce156" office:value-type="string" calcext:value-type="string">
            <text:p>HW_05x2</text:p>
          </table:table-cell>
          <table:table-cell table:style-name="ce145" office:value-type="string" calcext:value-type="string">
            <text:p>Particip.</text:p>
          </table:table-cell>
          <table:table-cell table:style-name="ce157"/>
          <table:table-cell table:style-name="ce151"/>
          <table:table-cell table:style-name="ce153"/>
          <table:table-cell table:style-name="ce167" office:value-type="string" calcext:value-type="string">
            <text:p>HW_06</text:p>
          </table:table-cell>
          <table:table-cell table:style-name="ce156" office:value-type="string" calcext:value-type="string">
            <text:p>Particip.</text:p>
          </table:table-cell>
          <table:table-cell/>
          <table:table-cell table:style-name="ce151"/>
          <table:table-cell table:style-name="ce153"/>
          <table:table-cell table:style-name="ce167" office:value-type="string" calcext:value-type="string">
            <text:p>HW_07</text:p>
          </table:table-cell>
          <table:table-cell table:style-name="ce156" office:value-type="string" calcext:value-type="string">
            <text:p>Particip.</text:p>
          </table:table-cell>
          <table:table-cell/>
          <table:table-cell table:style-name="ce151"/>
          <table:table-cell table:style-name="ce167" office:value-type="string" calcext:value-type="string">
            <text:p>HW_08</text:p>
          </table:table-cell>
          <table:table-cell table:style-name="ce156" office:value-type="string" calcext:value-type="string">
            <text:p>Particip.</text:p>
          </table:table-cell>
          <table:table-cell/>
          <table:table-cell table:style-name="ce151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108"/>
          <table:table-cell table:style-name="Default"/>
          <table:table-cell table:style-name="ce147"/>
          <table:table-cell table:style-name="ce108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1"/>
          <table:table-cell table:style-name="ce153"/>
          <table:table-cell table:style-name="ce165" table:number-columns-repeated="2"/>
          <table:table-cell table:style-name="ce145"/>
          <table:table-cell table:style-name="ce156"/>
          <table:table-cell table:style-name="ce151"/>
          <table:table-cell table:style-name="ce153"/>
          <table:table-cell table:style-name="ce167"/>
          <table:table-cell table:style-name="ce163"/>
          <table:table-cell table:style-name="ce156"/>
          <table:table-cell table:style-name="ce151"/>
          <table:table-cell table:style-name="ce153"/>
          <table:table-cell table:style-name="ce167"/>
          <table:table-cell table:style-name="ce163"/>
          <table:table-cell table:style-name="ce156"/>
          <table:table-cell table:style-name="ce151"/>
          <table:table-cell table:style-name="ce183"/>
          <table:table-cell table:style-name="ce163"/>
          <table:table-cell/>
          <table:table-cell table:style-name="ce151"/>
          <table:table-cell table:style-name="ce15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CABALLERO GOMEZ ANDREA </text:p>
          </table:table-cell>
          <table:table-cell table:style-name="ce115" office:value-type="string" calcext:value-type="string">
            <text:p>Andrea</text:p>
          </table:table-cell>
          <table:table-cell table:style-name="ce118"/>
          <table:table-cell table:style-name="ce122" table:formula="of:=(0.1*[.G14])+(0.6*[.H14])+(0.3*[.I14])" office:value-type="float" office:value="9.278" calcext:value-type="float">
            <text:p>9.3</text:p>
          </table:table-cell>
          <table:table-cell/>
          <table:table-cell table:style-name="ce146" table:formula="of:=AVERAGE([.R14];[.W14];[.AB14])" office:value-type="float" office:value="9.5" calcext:value-type="float">
            <text:p>9.5</text:p>
          </table:table-cell>
          <table:table-cell table:style-name="ce120" table:formula="of:=AVERAGE([.P14];[.Q14];[.V14];[.AA14];[.AE14])" office:value-type="float" office:value="9.68" calcext:value-type="float">
            <text:p>9.7</text:p>
          </table:table-cell>
          <table:table-cell table:style-name="ce120" office:value-type="float" office:value="8.4" calcext:value-type="float">
            <text:p>8.4</text:p>
          </table:table-cell>
          <table:table-cell/>
          <table:table-cell table:style-name="ce115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drea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ndrea</text:p>
          </table:table-cell>
          <table:table-cell table:style-name="ce146"/>
          <table:table-cell table:number-columns-repeated="861"/>
        </table:table-row>
        <table:table-row table:style-name="ro11">
          <table:table-cell/>
          <table:table-cell table:style-name="ce110" office:value-type="string" calcext:value-type="string">
            <text:p>CENOBIO LOPEZ ELISA AIXA</text:p>
          </table:table-cell>
          <table:table-cell table:style-name="ce115" office:value-type="string" calcext:value-type="string">
            <text:p>Elisa</text:p>
          </table:table-cell>
          <table:table-cell table:style-name="ce118"/>
          <table:table-cell table:style-name="ce122" table:formula="of:=(0.1*[.G15])+(0.6*[.H15])+(0.3*[.I15])" office:value-type="float" office:value="9.608" calcext:value-type="float">
            <text:p>9.6</text:p>
          </table:table-cell>
          <table:table-cell/>
          <table:table-cell table:style-name="ce146" table:formula="of:=AVERAGE([.R15];[.W15];[.AB15])" office:value-type="float" office:value="9.5" calcext:value-type="float">
            <text:p>9.5</text:p>
          </table:table-cell>
          <table:table-cell table:style-name="ce120" table:formula="of:=AVERAGE([.P15];[.Q15];[.V15];[.AA15];[.AE15])" office:value-type="float" office:value="9.78" calcext:value-type="float">
            <text:p>9.8</text:p>
          </table:table-cell>
          <table:table-cell table:style-name="ce120" office:value-type="float" office:value="9.3" calcext:value-type="float">
            <text:p>9.3</text:p>
          </table:table-cell>
          <table:table-cell/>
          <table:table-cell table:style-name="ce115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lisa</text:p>
          </table:table-cell>
          <table:table-cell/>
          <table:table-cell table:style-name="ce120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Elis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CERECERO CUETO EMILIO </text:p>
          </table:table-cell>
          <table:table-cell table:style-name="ce115" office:value-type="string" calcext:value-type="string">
            <text:p>Emilio</text:p>
          </table:table-cell>
          <table:table-cell table:style-name="ce118"/>
          <table:table-cell table:style-name="ce122" table:formula="of:=(0.1*[.G16])+(0.6*[.H16])+(0.3*[.I16])" office:value-type="float" office:value="9.752" calcext:value-type="float">
            <text:p>9.8</text:p>
          </table:table-cell>
          <table:table-cell/>
          <table:table-cell table:style-name="ce146" table:formula="of:=AVERAGE([.R16];[.W16];[.AB16])" office:value-type="float" office:value="9.5" calcext:value-type="float">
            <text:p>9.5</text:p>
          </table:table-cell>
          <table:table-cell table:style-name="ce120" table:formula="of:=AVERAGE([.P16];[.Q16];[.V16];[.AA16];[.AE16])" office:value-type="float" office:value="9.82" calcext:value-type="float">
            <text:p>9.8</text:p>
          </table:table-cell>
          <table:table-cell table:style-name="ce120" office:value-type="float" office:value="9.7" calcext:value-type="float">
            <text:p>9.7</text:p>
          </table:table-cell>
          <table:table-cell/>
          <table:table-cell table:style-name="ce115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milio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Emili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ENRIQUEZ CASTELLANOS ANA PAULA</text:p>
          </table:table-cell>
          <table:table-cell table:style-name="ce115" office:value-type="string" calcext:value-type="string">
            <text:p>Ana Paula</text:p>
          </table:table-cell>
          <table:table-cell table:style-name="ce118"/>
          <table:table-cell table:style-name="ce122" table:formula="of:=(0.1*[.G17])+(0.6*[.H17])+(0.3*[.I17])" office:value-type="float" office:value="8.852" calcext:value-type="float">
            <text:p>8.9</text:p>
          </table:table-cell>
          <table:table-cell/>
          <table:table-cell table:style-name="ce146" table:formula="of:=AVERAGE([.R17];[.W17];[.AB17])" office:value-type="float" office:value="9.5" calcext:value-type="float">
            <text:p>9.5</text:p>
          </table:table-cell>
          <table:table-cell table:style-name="ce120" table:formula="of:=AVERAGE([.P17];[.Q17];[.V17];[.AA17];[.AE17])" office:value-type="float" office:value="8.42" calcext:value-type="float">
            <text:p>8.4</text:p>
          </table:table-cell>
          <table:table-cell table:style-name="ce120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a Paula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na Paula</text:p>
          </table:table-cell>
          <table:table-cell table:style-name="ce146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10" office:value-type="string" calcext:value-type="string">
            <text:p>GOMEZ BELTRAN MARIA FERNANDA</text:p>
          </table:table-cell>
          <table:table-cell table:style-name="ce115" office:value-type="string" calcext:value-type="string">
            <text:p>Fer</text:p>
          </table:table-cell>
          <table:table-cell table:style-name="ce118"/>
          <table:table-cell table:style-name="ce122" table:formula="of:=(0.1*[.G18])+(0.6*[.H18])+(0.3*[.I18])" office:value-type="float" office:value="9.668" calcext:value-type="float">
            <text:p>9.7</text:p>
          </table:table-cell>
          <table:table-cell/>
          <table:table-cell table:style-name="ce146" table:formula="of:=AVERAGE([.R18];[.W18];[.AB18])" office:value-type="float" office:value="9.5" calcext:value-type="float">
            <text:p>9.5</text:p>
          </table:table-cell>
          <table:table-cell table:style-name="ce120" table:formula="of:=AVERAGE([.P18];[.Q18];[.V18];[.AA18];[.AE18])" office:value-type="float" office:value="9.68" calcext:value-type="float">
            <text:p>9.7</text:p>
          </table:table-cell>
          <table:table-cell table:style-name="ce120" office:value-type="float" office:value="9.7" calcext:value-type="float">
            <text:p>9.7</text:p>
          </table:table-cell>
          <table:table-cell/>
          <table:table-cell table:style-name="ce115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6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Fer</text:p>
          </table:table-cell>
          <table:table-cell/>
          <table:table-cell table:style-name="ce16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Fer</text:p>
          </table:table-cell>
          <table:table-cell table:style-name="ce16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Fer</text:p>
          </table:table-cell>
          <table:table-cell table:style-name="ce158"/>
          <table:table-cell table:number-columns-repeated="861"/>
        </table:table-row>
        <table:table-row table:style-name="ro3">
          <table:table-cell/>
          <table:table-cell table:style-name="ce110" office:value-type="string" calcext:value-type="string">
            <text:p>HERNÁNDEZ PEREZ JOCELYN </text:p>
          </table:table-cell>
          <table:table-cell table:style-name="ce115" office:value-type="string" calcext:value-type="string">
            <text:p>Jos</text:p>
          </table:table-cell>
          <table:table-cell table:style-name="ce118"/>
          <table:table-cell table:style-name="ce122" table:formula="of:=(0.1*[.G19])+(0.6*[.H19])+(0.3*[.I19])" office:value-type="float" office:value="9.524" calcext:value-type="float">
            <text:p>9.5</text:p>
          </table:table-cell>
          <table:table-cell/>
          <table:table-cell table:style-name="ce146" table:formula="of:=AVERAGE([.R19];[.W19];[.AB19])" office:value-type="float" office:value="9.5" calcext:value-type="float">
            <text:p>9.5</text:p>
          </table:table-cell>
          <table:table-cell table:style-name="ce120" table:formula="of:=AVERAGE([.P19];[.Q19];[.V19];[.AA19];[.AE19])" office:value-type="float" office:value="9.64" calcext:value-type="float">
            <text:p>9.6</text:p>
          </table:table-cell>
          <table:table-cell table:style-name="ce120" office:value-type="float" office:value="9.3" calcext:value-type="float">
            <text:p>9.3</text:p>
          </table:table-cell>
          <table:table-cell/>
          <table:table-cell table:style-name="ce115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Jos</text:p>
          </table:table-cell>
          <table:table-cell/>
          <table:table-cell table:style-name="ce120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LOPEZ SOLIS ANA PATRICIA</text:p>
          </table:table-cell>
          <table:table-cell table:style-name="ce116" office:value-type="string" calcext:value-type="string">
            <text:p>Patty</text:p>
          </table:table-cell>
          <table:table-cell table:style-name="ce119"/>
          <table:table-cell table:style-name="ce122" table:formula="of:=(0.1*[.G20])+(0.6*[.H20])+(0.3*[.I20])" office:value-type="float" office:value="9.71" calcext:value-type="float">
            <text:p>9.7</text:p>
          </table:table-cell>
          <table:table-cell table:style-name="ce119"/>
          <table:table-cell table:style-name="ce146" table:formula="of:=AVERAGE([.R20];[.W20];[.AB20])" office:value-type="float" office:value="9.5" calcext:value-type="float">
            <text:p>9.5</text:p>
          </table:table-cell>
          <table:table-cell table:style-name="ce120" table:formula="of:=AVERAGE([.P20];[.Q20];[.V20];[.AA20];[.AE20])" office:value-type="float" office:value="9.7" calcext:value-type="float">
            <text:p>9.7</text:p>
          </table:table-cell>
          <table:table-cell table:style-name="ce120" office:value-type="float" office:value="9.8" calcext:value-type="float">
            <text:p>9.8</text:p>
          </table:table-cell>
          <table:table-cell/>
          <table:table-cell table:style-name="ce116" office:value-type="string" calcext:value-type="string">
            <text:p>Patty</text:p>
          </table:table-cell>
          <table:table-cell table:style-name="ce146" table:number-columns-repeated="2"/>
          <table:table-cell table:style-name="ce116" office:value-type="string" calcext:value-type="string">
            <text:p>Patty</text:p>
          </table:table-cell>
          <table:table-cell/>
          <table:table-cell table:number-columns-repeated="2" table:style-name="ce12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table:style-name="ce120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6" office:value-type="string" calcext:value-type="string">
            <text:p>Patt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MIGUEL CORONA VIANY BEU</text:p>
          </table:table-cell>
          <table:table-cell table:style-name="ce115" office:value-type="string" calcext:value-type="string">
            <text:p>Viany</text:p>
          </table:table-cell>
          <table:table-cell table:style-name="ce118"/>
          <table:table-cell table:style-name="ce122" table:formula="of:=(0.1*[.G21])+(0.6*[.H21])+(0.3*[.I21])" office:value-type="float" office:value="8.612" calcext:value-type="float">
            <text:p>8.6</text:p>
          </table:table-cell>
          <table:table-cell/>
          <table:table-cell table:style-name="ce146" table:formula="of:=AVERAGE([.R21];[.W21];[.AB21])" office:value-type="float" office:value="9.5" calcext:value-type="float">
            <text:p>9.5</text:p>
          </table:table-cell>
          <table:table-cell table:style-name="ce120" table:formula="of:=AVERAGE([.P21];[.Q21];[.V21];[.AA21];[.AE21])" office:value-type="float" office:value="9.72" calcext:value-type="float">
            <text:p>9.7</text:p>
          </table:table-cell>
          <table:table-cell table:style-name="ce120" office:value-type="float" office:value="6.1" calcext:value-type="float">
            <text:p>6.1</text:p>
          </table:table-cell>
          <table:table-cell/>
          <table:table-cell table:style-name="ce115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Viany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Vian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MUÑOZ ESPINOZA SARA INGRID</text:p>
          </table:table-cell>
          <table:table-cell table:style-name="ce115" office:value-type="string" calcext:value-type="string">
            <text:p>Ingrid</text:p>
          </table:table-cell>
          <table:table-cell/>
          <table:table-cell table:style-name="ce122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146" table:formula="of:=AVERAGE([.R22];[.W22];[.AB22])" office:value-type="float" office:value="9.5" calcext:value-type="float">
            <text:p>9.5</text:p>
          </table:table-cell>
          <table:table-cell table:style-name="ce120" table:formula="of:=AVERAGE([.P22];[.Q22];[.V22];[.AA22];[.AE22])" office:value-type="float" office:value="9.94" calcext:value-type="float">
            <text:p>9.9</text:p>
          </table:table-cell>
          <table:table-cell table:style-name="ce120" office:value-type="float" office:value="9.8" calcext:value-type="float">
            <text:p>9.8</text:p>
          </table:table-cell>
          <table:table-cell/>
          <table:table-cell table:style-name="ce115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0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PAREDES GIL ALINE DANAE</text:p>
          </table:table-cell>
          <table:table-cell table:style-name="ce115" office:value-type="string" calcext:value-type="string">
            <text:p>Aline</text:p>
          </table:table-cell>
          <table:table-cell table:style-name="ce118"/>
          <table:table-cell table:style-name="ce122" table:formula="of:=(0.1*[.G23])+(0.6*[.H23])+(0.3*[.I23])" office:value-type="float" office:value="9.578" calcext:value-type="float">
            <text:p>9.6</text:p>
          </table:table-cell>
          <table:table-cell/>
          <table:table-cell table:style-name="ce146" table:formula="of:=AVERAGE([.R23];[.W23];[.AB23])" office:value-type="float" office:value="9.5" calcext:value-type="float">
            <text:p>9.5</text:p>
          </table:table-cell>
          <table:table-cell table:style-name="ce120" table:formula="of:=AVERAGE([.P23];[.Q23];[.V23];[.AA23];[.AE23])" office:value-type="float" office:value="9.68" calcext:value-type="float">
            <text:p>9.7</text:p>
          </table:table-cell>
          <table:table-cell table:style-name="ce120" office:value-type="float" office:value="9.4" calcext:value-type="float">
            <text:p>9.4</text:p>
          </table:table-cell>
          <table:table-cell/>
          <table:table-cell table:style-name="ce115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6"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ene</text:p>
          </table:table-cell>
          <table:table-cell/>
          <table:table-cell table:style-name="ce166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ene</text:p>
          </table:table-cell>
          <table:table-cell table:style-name="ce166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ene</text:p>
          </table:table-cell>
          <table:table-cell table:style-name="ce147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PECERO SERRALLONGA SARENI GUADALUPE</text:p>
          </table:table-cell>
          <table:table-cell table:style-name="ce115" office:value-type="string" calcext:value-type="string">
            <text:p>Sareni</text:p>
          </table:table-cell>
          <table:table-cell table:style-name="ce118"/>
          <table:table-cell table:style-name="ce122" table:formula="of:=(0.1*[.G24])+(0.6*[.H24])+(0.3*[.I24])" office:value-type="float" office:value="9.77" calcext:value-type="float">
            <text:p>9.8</text:p>
          </table:table-cell>
          <table:table-cell/>
          <table:table-cell table:style-name="ce146" table:formula="of:=AVERAGE([.R24];[.W24];[.AB24])" office:value-type="float" office:value="9.5" calcext:value-type="float">
            <text:p>9.5</text:p>
          </table:table-cell>
          <table:table-cell table:style-name="ce120" table:formula="of:=AVERAGE([.P24];[.Q24];[.V24];[.AA24];[.AE24])" office:value-type="float" office:value="9.9" calcext:value-type="float">
            <text:p>9.9</text:p>
          </table:table-cell>
          <table:table-cell table:style-name="ce120" office:value-type="float" office:value="9.6" calcext:value-type="float">
            <text:p>9.6</text:p>
          </table:table-cell>
          <table:table-cell/>
          <table:table-cell table:style-name="ce115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1" office:value-type="string" calcext:value-type="string">
            <text:p><text:s/>Pena Solorio Donovan</text:p>
          </table:table-cell>
          <table:table-cell table:style-name="ce115" office:value-type="string" calcext:value-type="string">
            <text:p>Donovan</text:p>
          </table:table-cell>
          <table:table-cell table:style-name="ce118"/>
          <table:table-cell table:style-name="ce122" table:formula="of:=(0.1*[.G25])+(0.6*[.H25])+(0.3*[.I25])" office:value-type="float" office:value="6.71" calcext:value-type="float">
            <text:p>6.7</text:p>
          </table:table-cell>
          <table:table-cell/>
          <table:table-cell table:style-name="ce146" table:formula="of:=AVERAGE([.R25];[.W25];[.AB25])" office:value-type="float" office:value="9.5" calcext:value-type="float">
            <text:p>9.5</text:p>
          </table:table-cell>
          <table:table-cell table:style-name="ce120" table:formula="of:=AVERAGE([.P25];[.Q25];[.V25];[.AA25];[.AE25])" office:value-type="float" office:value="5" calcext:value-type="float">
            <text:p>5.0</text:p>
          </table:table-cell>
          <table:table-cell table:style-name="ce120" office:value-type="float" office:value="9.2" calcext:value-type="float">
            <text:p>9.2</text:p>
          </table:table-cell>
          <table:table-cell/>
          <table:table-cell table:style-name="ce115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12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/>
          <table:table-cell table:style-name="ce120" office:value-type="float" office:value="5" calcext:value-type="float">
            <text:p>5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RAMIREZ MARTINEZ JOSE ARMANDO</text:p>
          </table:table-cell>
          <table:table-cell table:style-name="ce115" office:value-type="string" calcext:value-type="string">
            <text:p>Jose</text:p>
          </table:table-cell>
          <table:table-cell table:style-name="ce118"/>
          <table:table-cell table:style-name="ce122" table:formula="of:=(0.1*[.G26])+(0.6*[.H26])+(0.3*[.I26])" office:value-type="float" office:value="9.44" calcext:value-type="float">
            <text:p>9.4</text:p>
          </table:table-cell>
          <table:table-cell/>
          <table:table-cell table:style-name="ce146" table:formula="of:=AVERAGE([.R26];[.W26];[.AB26])" office:value-type="float" office:value="9.5" calcext:value-type="float">
            <text:p>9.5</text:p>
          </table:table-cell>
          <table:table-cell table:style-name="ce120" table:formula="of:=AVERAGE([.P26];[.Q26];[.V26];[.AA26];[.AE26])" office:value-type="float" office:value="9.4" calcext:value-type="float">
            <text:p>9.4</text:p>
          </table:table-cell>
          <table:table-cell table:style-name="ce120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/>
          <table:table-cell table:style-name="ce120" office:value-type="float" office:value="8.8" calcext:value-type="float">
            <text:p>8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REYNA HERNANDEZ KARLA SAMANTHA</text:p>
          </table:table-cell>
          <table:table-cell table:style-name="ce115" office:value-type="string" calcext:value-type="string">
            <text:p>Samantha</text:p>
          </table:table-cell>
          <table:table-cell table:style-name="ce118"/>
          <table:table-cell table:style-name="ce122" table:formula="of:=(0.1*[.G27])+(0.6*[.H27])+(0.3*[.I27])" office:value-type="float" office:value="9.53" calcext:value-type="float">
            <text:p>9.5</text:p>
          </table:table-cell>
          <table:table-cell/>
          <table:table-cell table:style-name="ce146" table:formula="of:=AVERAGE([.R27];[.W27];[.AB27])" office:value-type="float" office:value="9.5" calcext:value-type="float">
            <text:p>9.5</text:p>
          </table:table-cell>
          <table:table-cell table:style-name="ce120" table:formula="of:=AVERAGE([.P27];[.Q27];[.V27];[.AA27];[.AE27])" office:value-type="float" office:value="9.5" calcext:value-type="float">
            <text:p>9.5</text:p>
          </table:table-cell>
          <table:table-cell table:style-name="ce120" office:value-type="float" office:value="9.6" calcext:value-type="float">
            <text:p>9.6</text:p>
          </table:table-cell>
          <table:table-cell/>
          <table:table-cell table:style-name="ce115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/>
          <table:table-cell table:style-name="ce120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SANCHEZ HERNANDEZ MARIA JOSE</text:p>
          </table:table-cell>
          <table:table-cell table:style-name="ce115" office:value-type="string" calcext:value-type="string">
            <text:p>Maho</text:p>
          </table:table-cell>
          <table:table-cell table:style-name="ce118"/>
          <table:table-cell table:style-name="ce122" table:formula="of:=(0.1*[.G28])+(0.6*[.H28])+(0.3*[.I28])" office:value-type="float" office:value="9.032" calcext:value-type="float">
            <text:p>9.0</text:p>
          </table:table-cell>
          <table:table-cell/>
          <table:table-cell table:style-name="ce146" table:formula="of:=AVERAGE([.R28];[.W28];[.AB28])" office:value-type="float" office:value="9.5" calcext:value-type="float">
            <text:p>9.5</text:p>
          </table:table-cell>
          <table:table-cell table:style-name="ce120" table:formula="of:=AVERAGE([.P28];[.Q28];[.V28];[.AA28];[.AE28])" office:value-type="float" office:value="8.72" calcext:value-type="float">
            <text:p>8.7</text:p>
          </table:table-cell>
          <table:table-cell table:style-name="ce120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/>
          <table:table-cell table:style-name="ce120"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110" office:value-type="string" calcext:value-type="string">
            <text:p>VILLA MARQUEZ STEPHANIE MONSERRAT</text:p>
          </table:table-cell>
          <table:table-cell table:style-name="ce115" office:value-type="string" calcext:value-type="string">
            <text:p>Stephanie</text:p>
          </table:table-cell>
          <table:table-cell/>
          <table:table-cell table:style-name="ce122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146" office:value-type="float" office:value="9.5" calcext:value-type="float">
            <text:p>9.5</text:p>
          </table:table-cell>
          <table:table-cell table:style-name="ce120" table:formula="of:=AVERAGE([.P29];[.Q29];[.V29];[.AA29];[.AE29])" office:value-type="float" office:value="8.46" calcext:value-type="float">
            <text:p>8.5</text:p>
          </table:table-cell>
          <table:table-cell table:style-name="ce120" office:value-type="float" office:value="9.6" calcext:value-type="float">
            <text:p>9.6</text:p>
          </table:table-cell>
          <table:table-cell/>
          <table:table-cell table:style-name="ce115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4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9">
          <table:table-cell/>
          <table:table-cell table:style-name="ce11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2">
          <table:table-cell/>
          <table:table-cell table:style-name="ce11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15"/>
          <table:table-cell table:style-name="ce118"/>
          <table:table-cell table:style-name="ce122"/>
          <table:table-cell/>
          <table:table-cell table:style-name="ce120" table:number-columns-repeated="3"/>
          <table:table-cell/>
          <table:table-cell table:style-name="ce115"/>
          <table:table-cell table:style-name="ce146" table:number-columns-repeated="2"/>
          <table:table-cell table:number-columns-repeated="2"/>
          <table:table-cell table:style-name="ce120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15"/>
          <table:table-cell/>
          <table:table-cell table:style-name="ce122"/>
          <table:table-cell table:number-columns-repeated="5"/>
          <table:table-cell table:style-name="ce115"/>
          <table:table-cell table:style-name="ce146" table:number-columns-repeated="2"/>
          <table:table-cell table:number-columns-repeated="2"/>
          <table:table-cell table:style-name="ce120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115"/>
          <table:table-cell table:number-columns-repeated="7"/>
          <table:table-cell table:style-name="ce115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4"/>
        <table:table-column table:style-name="co39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5"/>
        <table:table-column table:style-name="co13" table:default-cell-style-name="Default"/>
        <table:table-column table:style-name="co17" table:default-cell-style-name="ce120"/>
        <table:table-column table:style-name="co18" table:default-cell-style-name="ce120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109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109" office:value-type="string" calcext:value-type="string">
            <text:p>Inglés IX</text:p>
          </table:table-cell>
          <table:table-cell table:number-columns-repeated="18"/>
          <table:table-cell table:style-name="ce169"/>
          <table:table-cell table:number-columns-repeated="870"/>
        </table:table-row>
        <table:table-row table:style-name="ro4">
          <table:table-cell/>
          <table:table-cell table:style-name="ce109" office:value-type="string" calcext:value-type="string">
            <text:p>9C_3P</text:p>
          </table:table-cell>
          <table:table-cell/>
          <table:table-cell table:style-name="ce117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Compiled Formative/Summative</text:p>
          </table:table-cell>
          <table:covered-table-cell table:style-name="ce176"/>
          <table:covered-table-cell table:style-name="ce108"/>
          <table:table-cell table:number-columns-repeated="882"/>
        </table:table-row>
        <table:table-row table:style-name="ro5">
          <table:table-cell table:number-columns-repeated="3"/>
          <table:table-cell table:style-name="ce117"/>
          <table:table-cell table:style-name="ce170"/>
          <table:table-cell table:style-name="ce174"/>
          <table:table-cell table:style-name="ce175" office:value-type="string" calcext:value-type="string" table:number-columns-spanned="3" table:number-rows-spanned="1">
            <text:p>Assessments</text:p>
          </table:table-cell>
          <table:covered-table-cell table:style-name="ce176"/>
          <table:covered-table-cell table:style-name="ce108"/>
          <table:table-cell table:number-columns-repeated="3"/>
          <table:table-cell table:style-name="ce147"/>
          <table:table-cell/>
          <table:table-cell table:style-name="ce152"/>
          <table:table-cell table:style-name="ce154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54"/>
          <table:covered-table-cell table:number-columns-repeated="2"/>
          <table:covered-table-cell table:style-name="ce115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108"/>
          <table:table-cell table:style-name="ce108" office:value-type="string" calcext:value-type="string">
            <text:p>Note: All homework in written format and all exams are graded by rubric.</text:p>
          </table:table-cell>
          <table:table-cell/>
          <table:table-cell table:style-name="ce108"/>
          <table:table-cell table:style-name="ce147" table:number-columns-repeated="2"/>
          <table:table-cell table:style-name="ce171" office:value-type="string" calcext:value-type="string">
            <text:p>Participation ==&gt; </text:p>
          </table:table-cell>
          <table:table-cell/>
          <table:table-cell table:style-name="ce179" office:value-type="percentage" office:value="0.1" calcext:value-type="percentage">
            <text:p>10.00%</text:p>
          </table:table-cell>
          <table:table-cell table:style-name="ce108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8"/>
          <table:table-cell table:style-name="ce149"/>
          <table:table-cell/>
          <table:table-cell table:style-name="ce122" office:value-type="string" calcext:value-type="string">
            <text:p><text:s/></text:p>
          </table:table-cell>
          <table:table-cell table:style-name="ce122"/>
          <table:table-cell table:style-name="ce108" table:number-columns-repeated="4"/>
          <table:table-cell table:style-name="ce108" office:value-type="string" calcext:value-type="string">
            <text:p><text:s/></text:p>
          </table:table-cell>
          <table:table-cell table:style-name="ce108" table:number-columns-repeated="3"/>
          <table:table-cell table:style-name="ce108" office:value-type="string" calcext:value-type="string">
            <text:p><text:s/></text:p>
          </table:table-cell>
          <table:table-cell table:style-name="ce108" table:number-columns-repeated="865"/>
        </table:table-row>
        <table:table-row table:style-name="ro8">
          <table:table-cell table:number-columns-repeated="4"/>
          <table:table-cell table:style-name="ce143"/>
          <table:table-cell/>
          <table:table-cell table:style-name="ce171" office:value-type="string" calcext:value-type="string">
            <text:p>Homework ==&gt;</text:p>
          </table:table-cell>
          <table:table-cell table:style-name="ce173"/>
          <table:table-cell table:style-name="ce179" office:value-type="percentage" office:value="0.6" calcext:value-type="percentage">
            <text:p>60.00%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43"/>
          <table:table-cell table:style-name="ce108"/>
          <table:table-cell table:style-name="ce149"/>
          <table:table-cell/>
          <table:table-cell table:style-name="ce168" office:value-type="string" calcext:value-type="string">
            <text:p>Week 11</text:p>
          </table:table-cell>
          <table:table-cell table:style-name="ce168"/>
          <table:table-cell table:number-columns-repeated="2"/>
          <table:table-cell table:style-name="ce149"/>
          <table:table-cell/>
          <table:table-cell table:style-name="ce168" office:value-type="string" calcext:value-type="string">
            <text:p>Week 12</text:p>
          </table:table-cell>
          <table:table-cell table:number-columns-repeated="3"/>
          <table:table-cell table:style-name="ce155" office:value-type="string" calcext:value-type="string">
            <text:p>Week 13</text:p>
          </table:table-cell>
          <table:table-cell table:style-name="ce149"/>
          <table:table-cell table:style-name="ce155" office:value-type="string" calcext:value-type="string">
            <text:p>Week 14</text:p>
          </table:table-cell>
          <table:table-cell table:style-name="ce149"/>
          <table:table-cell table:style-name="ce15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1"/>
          <table:table-cell/>
          <table:table-cell table:style-name="ce171" office:value-type="string" calcext:value-type="string">
            <text:p>Exam ==&gt;</text:p>
          </table:table-cell>
          <table:table-cell/>
          <table:table-cell table:style-name="ce179" office:value-type="percentage" office:value="0.3" calcext:value-type="percentage">
            <text:p>30.00%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43"/>
          <table:table-cell table:style-name="ce108"/>
          <table:table-cell/>
          <table:table-cell table:style-name="ce108"/>
          <table:table-cell table:number-columns-repeated="2"/>
          <table:table-cell table:style-name="ce126"/>
          <table:table-cell/>
          <table:table-cell table:style-name="ce115"/>
          <table:table-cell table:style-name="ce108"/>
          <table:table-cell table:style-name="ce120"/>
          <table:table-cell table:style-name="ce126"/>
          <table:table-cell table:number-columns-repeated="3"/>
          <table:table-cell table:style-name="ce115"/>
          <table:table-cell table:style-name="ce147" office:value-type="string" calcext:value-type="string">
            <text:p>Exam 3P</text:p>
          </table:table-cell>
          <table:table-cell table:style-name="ce115"/>
          <table:table-cell table:style-name="ce108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108"/>
          <table:table-cell table:style-name="ce172" office:value-type="string" calcext:value-type="string">
            <text:p>Final Grade</text:p>
          </table:table-cell>
          <table:table-cell/>
          <table:table-cell table:style-name="ce108"/>
          <table:table-cell table:number-columns-repeated="5"/>
          <table:table-cell table:style-name="ce144"/>
          <table:table-cell table:style-name="ce150"/>
          <table:table-cell table:style-name="ce144"/>
          <table:table-cell table:style-name="ce167" table:number-columns-repeated="2"/>
          <table:table-cell table:style-name="ce156" office:value-type="string" calcext:value-type="string">
            <text:p>Weekly</text:p>
          </table:table-cell>
          <table:table-cell/>
          <table:table-cell table:style-name="ce150"/>
          <table:table-cell table:style-name="ce144"/>
          <table:table-cell table:style-name="ce167"/>
          <table:table-cell table:style-name="ce156" office:value-type="string" calcext:value-type="string">
            <text:p>Weekly</text:p>
          </table:table-cell>
          <table:table-cell table:number-columns-repeated="3"/>
          <table:table-cell table:style-name="ce150"/>
          <table:table-cell/>
          <table:table-cell table:style-name="ce150"/>
          <table:table-cell table:number-columns-repeated="862"/>
        </table:table-row>
        <table:table-row table:style-name="ro1">
          <table:table-cell table:number-columns-repeated="3"/>
          <table:table-cell table:style-name="ce108"/>
          <table:table-cell table:style-name="ce172" office:value-type="string" calcext:value-type="string">
            <text:p>3P</text:p>
          </table:table-cell>
          <table:table-cell table:style-name="ce147"/>
          <table:table-cell table:style-name="ce122" office:value-type="string" calcext:value-type="string">
            <text:p>Participation</text:p>
          </table:table-cell>
          <table:table-cell table:style-name="ce147" office:value-type="string" calcext:value-type="string">
            <text:p>Homework</text:p>
          </table:table-cell>
          <table:table-cell table:style-name="ce122" office:value-type="string" calcext:value-type="string">
            <text:p>3P Exam</text:p>
          </table:table-cell>
          <table:table-cell table:number-columns-repeated="2"/>
          <table:table-cell table:style-name="ce144" office:value-type="string" calcext:value-type="string">
            <text:p>Third Exam</text:p>
          </table:table-cell>
          <table:table-cell table:style-name="ce145"/>
          <table:table-cell table:style-name="ce151"/>
          <table:table-cell table:style-name="ce153"/>
          <table:table-cell table:style-name="ce167" office:value-type="string" calcext:value-type="string">
            <text:p>HW_09</text:p>
          </table:table-cell>
          <table:table-cell table:style-name="ce167" office:value-type="string" calcext:value-type="string">
            <text:p>HW_10</text:p>
          </table:table-cell>
          <table:table-cell table:style-name="ce156" office:value-type="string" calcext:value-type="string">
            <text:p>Particip.</text:p>
          </table:table-cell>
          <table:table-cell/>
          <table:table-cell table:style-name="ce151"/>
          <table:table-cell table:style-name="ce153"/>
          <table:table-cell table:style-name="ce167" office:value-type="string" calcext:value-type="string">
            <text:p>HW_11</text:p>
          </table:table-cell>
          <table:table-cell table:style-name="ce156" office:value-type="string" calcext:value-type="string">
            <text:p>Particip.</text:p>
          </table:table-cell>
          <table:table-cell table:number-columns-repeated="2"/>
          <table:table-cell table:style-name="ce167" office:value-type="string" calcext:value-type="string">
            <text:p>HW_12</text:p>
          </table:table-cell>
          <table:table-cell table:style-name="ce151"/>
          <table:table-cell table:style-name="ce167"/>
          <table:table-cell table:style-name="ce151"/>
          <table:table-cell table:style-name="ce167"/>
          <table:table-cell table:number-columns-repeated="861"/>
        </table:table-row>
        <table:table-row table:style-name="ro10">
          <table:table-cell table:number-columns-repeated="3"/>
          <table:table-cell table:style-name="ce108"/>
          <table:table-cell table:style-name="Default"/>
          <table:table-cell table:style-name="ce147"/>
          <table:table-cell table:style-name="ce108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1"/>
          <table:table-cell table:style-name="ce153"/>
          <table:table-cell table:style-name="ce167" table:number-columns-repeated="2"/>
          <table:table-cell table:style-name="ce163"/>
          <table:table-cell table:style-name="ce156"/>
          <table:table-cell table:style-name="ce151"/>
          <table:table-cell table:style-name="ce153"/>
          <table:table-cell table:style-name="ce167"/>
          <table:table-cell table:style-name="ce163"/>
          <table:table-cell table:style-name="ce156" table:number-columns-repeated="2"/>
          <table:table-cell table:number-columns-repeated="866"/>
        </table:table-row>
        <table:table-row table:style-name="ro1">
          <table:table-cell/>
          <table:table-cell table:style-name="ce110" office:value-type="string" calcext:value-type="string">
            <text:p>CABALLERO GOMEZ ANDREA </text:p>
          </table:table-cell>
          <table:table-cell table:style-name="ce115" office:value-type="string" calcext:value-type="string">
            <text:p>Andrea</text:p>
          </table:table-cell>
          <table:table-cell table:style-name="ce118"/>
          <table:table-cell table:style-name="ce122" table:formula="of:=(0.1*[.G14])+(0.6*[.H14])+(0.3*[.I14])" office:value-type="float" office:value="6.875" calcext:value-type="float">
            <text:p>6.9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14];[.Q14];[.V14];[.Z14])" office:value-type="float" office:value="9.875" calcext:value-type="float">
            <text:p>9.9</text:p>
          </table:table-cell>
          <table:table-cell table:style-name="ce120"/>
          <table:table-cell/>
          <table:table-cell table:style-name="ce115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drea</text:p>
          </table:table-cell>
          <table:table-cell/>
          <table:table-cell table:style-name="ce120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drea</text:p>
          </table:table-cell>
          <table:table-cell table:style-name="ce124" office:value-type="float" office:value="9.9" calcext:value-type="float">
            <text:p>9.9</text:p>
          </table:table-cell>
          <table:table-cell table:number-columns-repeated="865"/>
        </table:table-row>
        <table:table-row table:style-name="ro11">
          <table:table-cell/>
          <table:table-cell table:style-name="ce110" office:value-type="string" calcext:value-type="string">
            <text:p>CENOBIO LOPEZ ELISA AIXA</text:p>
          </table:table-cell>
          <table:table-cell table:style-name="ce115" office:value-type="string" calcext:value-type="string">
            <text:p>Elisa</text:p>
          </table:table-cell>
          <table:table-cell table:style-name="ce118"/>
          <table:table-cell table:style-name="ce122" table:formula="of:=(0.1*[.G15])+(0.6*[.H15])+(0.3*[.I15])" office:value-type="float" office:value="6.93" calcext:value-type="float">
            <text:p>6.9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15];[.Q15];[.V15];[.Z15])" office:value-type="float" office:value="9.96666666666667" calcext:value-type="float">
            <text:p>10.0</text:p>
          </table:table-cell>
          <table:table-cell table:style-name="ce120"/>
          <table:table-cell/>
          <table:table-cell table:style-name="ce115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lisa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lisa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CERECERO CUETO EMILIO </text:p>
          </table:table-cell>
          <table:table-cell table:style-name="ce115" office:value-type="string" calcext:value-type="string">
            <text:p>Emilio</text:p>
          </table:table-cell>
          <table:table-cell table:style-name="ce118"/>
          <table:table-cell table:style-name="ce122" table:formula="of:=(0.1*[.G16])+(0.6*[.H16])+(0.3*[.I16])" office:value-type="float" office:value="6.91" calcext:value-type="float">
            <text:p>6.9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16];[.Q16];[.V16];[.Z16])" office:value-type="float" office:value="9.93333333333333" calcext:value-type="float">
            <text:p>9.9</text:p>
          </table:table-cell>
          <table:table-cell table:style-name="ce120"/>
          <table:table-cell/>
          <table:table-cell table:style-name="ce115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milio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Emilio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ENRIQUEZ CASTELLANOS ANA PAULA</text:p>
          </table:table-cell>
          <table:table-cell table:style-name="ce115" office:value-type="string" calcext:value-type="string">
            <text:p>Ana Paula</text:p>
          </table:table-cell>
          <table:table-cell table:style-name="ce118"/>
          <table:table-cell table:style-name="ce12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17];[.Q17];[.V17];[.Z17])" office:value-type="string" office:string-value="" calcext:value-type="error">
            <text:p>#DIV/0!</text:p>
          </table:table-cell>
          <table:table-cell table:style-name="ce120"/>
          <table:table-cell/>
          <table:table-cell table:style-name="ce115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a Paula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Ana Paula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GOMEZ BELTRAN MARIA FERNANDA</text:p>
          </table:table-cell>
          <table:table-cell table:style-name="ce115" office:value-type="string" calcext:value-type="string">
            <text:p>Fer</text:p>
          </table:table-cell>
          <table:table-cell table:style-name="ce118"/>
          <table:table-cell table:style-name="ce122" table:formula="of:=(0.1*[.G18])+(0.6*[.H18])+(0.3*[.I18])" office:value-type="float" office:value="6.935" calcext:value-type="float">
            <text:p>6.9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18];[.Q18];[.V18];[.Z18])" office:value-type="float" office:value="9.975" calcext:value-type="float">
            <text:p>10.0</text:p>
          </table:table-cell>
          <table:table-cell table:style-name="ce120"/>
          <table:table-cell/>
          <table:table-cell table:style-name="ce115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6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Fer</text:p>
          </table:table-cell>
          <table:table-cell/>
          <table:table-cell table:style-name="ce166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Fer</text:p>
          </table:table-cell>
          <table:table-cell table:style-name="ce124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110" office:value-type="string" calcext:value-type="string">
            <text:p>HERNÁNDEZ PEREZ JOCELYN </text:p>
          </table:table-cell>
          <table:table-cell table:style-name="ce115" office:value-type="string" calcext:value-type="string">
            <text:p>Jos</text:p>
          </table:table-cell>
          <table:table-cell table:style-name="ce118"/>
          <table:table-cell table:style-name="ce122" table:formula="of:=(0.1*[.G19])+(0.6*[.H19])+(0.3*[.I19])" office:value-type="float" office:value="6.8" calcext:value-type="float">
            <text:p>6.8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19];[.Q19];[.V19];[.Z19])" office:value-type="float" office:value="9.75" calcext:value-type="float">
            <text:p>9.8</text:p>
          </table:table-cell>
          <table:table-cell table:style-name="ce120"/>
          <table:table-cell/>
          <table:table-cell table:style-name="ce115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Jos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5" office:value-type="string" calcext:value-type="string">
            <text:p>Jos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LOPEZ SOLIS ANA PATRICIA</text:p>
          </table:table-cell>
          <table:table-cell table:style-name="ce116" office:value-type="string" calcext:value-type="string">
            <text:p>Patty</text:p>
          </table:table-cell>
          <table:table-cell table:style-name="ce119"/>
          <table:table-cell table:style-name="ce122" table:formula="of:=(0.1*[.G20])+(0.6*[.H20])+(0.3*[.I20])" office:value-type="float" office:value="6.95" calcext:value-type="float">
            <text:p>7.0</text:p>
          </table:table-cell>
          <table:table-cell table:style-name="ce119"/>
          <table:table-cell table:style-name="ce120" office:value-type="float" office:value="9.5" calcext:value-type="float">
            <text:p>9.5</text:p>
          </table:table-cell>
          <table:table-cell table:style-name="ce120" table:formula="of:=AVERAGE([.P20];[.Q20];[.V20];[.Z20])" office:value-type="float" office:value="10" calcext:value-type="float">
            <text:p>10.0</text:p>
          </table:table-cell>
          <table:table-cell table:style-name="ce120"/>
          <table:table-cell/>
          <table:table-cell table:style-name="ce116" office:value-type="string" calcext:value-type="string">
            <text:p>Patty</text:p>
          </table:table-cell>
          <table:table-cell table:style-name="ce146" table:number-columns-repeated="2"/>
          <table:table-cell table:style-name="ce116" office:value-type="string" calcext:value-type="string">
            <text:p>Patty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116" office:value-type="string" calcext:value-type="string">
            <text:p>Patty</text:p>
          </table:table-cell>
          <table:table-cell table:style-name="ce12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IGUEL CORONA VIANY BEU</text:p>
          </table:table-cell>
          <table:table-cell table:style-name="ce115" office:value-type="string" calcext:value-type="string">
            <text:p>Viany</text:p>
          </table:table-cell>
          <table:table-cell table:style-name="ce118"/>
          <table:table-cell table:style-name="ce122" table:formula="of:=(0.1*[.G21])+(0.6*[.H21])+(0.3*[.I21])" office:value-type="float" office:value="6.71" calcext:value-type="float">
            <text:p>6.7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1];[.Q21];[.V21];[.Z21])" office:value-type="float" office:value="9.6" calcext:value-type="float">
            <text:p>9.6</text:p>
          </table:table-cell>
          <table:table-cell table:style-name="ce120"/>
          <table:table-cell/>
          <table:table-cell table:style-name="ce115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Viany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Viany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MUÑOZ ESPINOZA SARA INGRID</text:p>
          </table:table-cell>
          <table:table-cell table:style-name="ce115" office:value-type="string" calcext:value-type="string">
            <text:p>Ingrid</text:p>
          </table:table-cell>
          <table:table-cell/>
          <table:table-cell table:style-name="ce122" table:formula="of:=(0.1*[.G22])+(0.6*[.H22])+(0.3*[.I22])" office:value-type="float" office:value="6.95" calcext:value-type="float">
            <text:p>7.0</text:p>
          </table:table-cell>
          <table:table-cell table:style-name="Default"/>
          <table:table-cell table:style-name="ce120" office:value-type="float" office:value="9.5" calcext:value-type="float">
            <text:p>9.5</text:p>
          </table:table-cell>
          <table:table-cell table:style-name="ce120" table:formula="of:=AVERAGE([.P22];[.Q22];[.V22];[.Z22])" office:value-type="float" office:value="10" calcext:value-type="float">
            <text:p>10.0</text:p>
          </table:table-cell>
          <table:table-cell table:style-name="ce120"/>
          <table:table-cell/>
          <table:table-cell table:style-name="ce115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/>
          <table:table-cell table:style-name="ce120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Ingrid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AREDES GIL ALINE DANAE</text:p>
          </table:table-cell>
          <table:table-cell table:style-name="ce115" office:value-type="string" calcext:value-type="string">
            <text:p>Alene</text:p>
          </table:table-cell>
          <table:table-cell table:style-name="ce118"/>
          <table:table-cell table:style-name="ce122" table:formula="of:=(0.1*[.G23])+(0.6*[.H23])+(0.3*[.I23])" office:value-type="float" office:value="6.89" calcext:value-type="float">
            <text:p>6.9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3];[.Q23];[.V23];[.Z23])" office:value-type="float" office:value="9.9" calcext:value-type="float">
            <text:p>9.9</text:p>
          </table:table-cell>
          <table:table-cell table:style-name="ce120"/>
          <table:table-cell/>
          <table:table-cell table:style-name="ce115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ene</text:p>
          </table:table-cell>
          <table:table-cell/>
          <table:table-cell table:style-name="ce166" office:value-type="float" office:value="9.7" calcext:value-type="float">
            <text:p>9.7</text:p>
          </table:table-cell>
          <table:table-cell table:style-name="ce16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ene</text:p>
          </table:table-cell>
          <table:table-cell/>
          <table:table-cell table:style-name="ce166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Alene</text:p>
          </table:table-cell>
          <table:table-cell table:style-name="ce12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PECERO SERRALLONGA SARENI GUADALUPE</text:p>
          </table:table-cell>
          <table:table-cell table:style-name="ce115" office:value-type="string" calcext:value-type="string">
            <text:p>Sareni</text:p>
          </table:table-cell>
          <table:table-cell table:style-name="ce118"/>
          <table:table-cell table:style-name="ce122" table:formula="of:=(0.1*[.G24])+(0.6*[.H24])+(0.3*[.I24])" office:value-type="float" office:value="6.93" calcext:value-type="float">
            <text:p>6.9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4];[.Q24];[.V24];[.Z24])" office:value-type="float" office:value="9.96666666666667" calcext:value-type="float">
            <text:p>10.0</text:p>
          </table:table-cell>
          <table:table-cell table:style-name="ce120"/>
          <table:table-cell/>
          <table:table-cell table:style-name="ce115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/>
          <table:table-cell table:style-name="ce120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reni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1" office:value-type="string" calcext:value-type="string">
            <text:p><text:s/>Pena Solorio Donovan</text:p>
          </table:table-cell>
          <table:table-cell table:style-name="ce115" office:value-type="string" calcext:value-type="string">
            <text:p>Donovan</text:p>
          </table:table-cell>
          <table:table-cell table:style-name="ce118"/>
          <table:table-cell table:style-name="ce122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5];[.Q25];[.V25];[.Z25])" office:value-type="string" office:string-value="" calcext:value-type="error">
            <text:p>#DIV/0!</text:p>
          </table:table-cell>
          <table:table-cell table:style-name="ce120"/>
          <table:table-cell/>
          <table:table-cell table:style-name="ce115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Donovan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AMIREZ MARTINEZ JOSE ARMANDO</text:p>
          </table:table-cell>
          <table:table-cell table:style-name="ce115" office:value-type="string" calcext:value-type="string">
            <text:p>Jose</text:p>
          </table:table-cell>
          <table:table-cell table:style-name="ce118"/>
          <table:table-cell table:style-name="ce122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20" office:value-type="float" office:value="9.5" calcext:value-type="float">
            <text:p>9.5</text:p>
          </table:table-cell>
          <table:table-cell table:style-name="ce120" table:formula="of:=AVERAGE([.P26];[.Q26];[.V26];[.Z26])" office:value-type="string" office:string-value="" calcext:value-type="error">
            <text:p>#DIV/0!</text:p>
          </table:table-cell>
          <table:table-cell table:style-name="ce120"/>
          <table:table-cell/>
          <table:table-cell table:style-name="ce115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Jose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REYNA HERNANDEZ KARLA SAMANTHA</text:p>
          </table:table-cell>
          <table:table-cell table:style-name="ce115" office:value-type="string" calcext:value-type="string">
            <text:p>Samantha</text:p>
          </table:table-cell>
          <table:table-cell table:style-name="ce118"/>
          <table:table-cell table:style-name="ce122" table:formula="of:=(0.1*[.G27])+(0.6*[.H27])+(0.3*[.I27])" office:value-type="float" office:value="6.51" calcext:value-type="float">
            <text:p>6.5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7];[.Q27];[.V27];[.Z27])" office:value-type="float" office:value="9.26666666666667" calcext:value-type="float">
            <text:p>9.3</text:p>
          </table:table-cell>
          <table:table-cell table:style-name="ce120"/>
          <table:table-cell/>
          <table:table-cell table:style-name="ce115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/>
          <table:table-cell table:style-name="ce120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Samantha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SANCHEZ HERNANDEZ MARIA JOSE</text:p>
          </table:table-cell>
          <table:table-cell table:style-name="ce115" office:value-type="string" calcext:value-type="string">
            <text:p>Maho</text:p>
          </table:table-cell>
          <table:table-cell table:style-name="ce118"/>
          <table:table-cell table:style-name="ce122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8];[.Q28];[.V28];[.Z28])" office:value-type="string" office:string-value="" calcext:value-type="error">
            <text:p>#DIV/0!</text:p>
          </table:table-cell>
          <table:table-cell table:style-name="ce120"/>
          <table:table-cell/>
          <table:table-cell table:style-name="ce115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/>
          <table:table-cell table:style-name="ce120"/>
          <table:table-cell table:style-name="ce146" office:value-type="float" office:value="9.5" calcext:value-type="float">
            <text:p>9.5</text:p>
          </table:table-cell>
          <table:table-cell/>
          <table:table-cell table:style-name="ce115" office:value-type="string" calcext:value-type="string">
            <text:p>Maho</text:p>
          </table:table-cell>
          <table:table-cell table:style-name="ce124"/>
          <table:table-cell table:number-columns-repeated="865"/>
        </table:table-row>
        <table:table-row table:style-name="ro1">
          <table:table-cell/>
          <table:table-cell table:style-name="ce110" office:value-type="string" calcext:value-type="string">
            <text:p>VILLA MARQUEZ STEPHANIE MONSERRAT</text:p>
          </table:table-cell>
          <table:table-cell table:style-name="ce115" office:value-type="string" calcext:value-type="string">
            <text:p>Stephanie</text:p>
          </table:table-cell>
          <table:table-cell table:style-name="ce118"/>
          <table:table-cell table:style-name="ce122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120" office:value-type="float" office:value="9.5" calcext:value-type="float">
            <text:p>9.5</text:p>
          </table:table-cell>
          <table:table-cell table:style-name="ce120" table:formula="of:=AVERAGE([.P29];[.Q29];[.V29];[.Z29])" office:value-type="string" office:string-value="" calcext:value-type="error">
            <text:p>#DIV/0!</text:p>
          </table:table-cell>
          <table:table-cell table:style-name="ce120"/>
          <table:table-cell/>
          <table:table-cell table:style-name="ce115" office:value-type="string" calcext:value-type="string">
            <text:p>Stephanie</text:p>
          </table:table-cell>
          <table:table-cell table:style-name="ce146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146"/>
          <table:table-cell/>
          <table:table-cell table:style-name="ce115" office:value-type="string" calcext:value-type="string">
            <text:p>Stephanie</text:p>
          </table:table-cell>
          <table:table-cell table:number-columns-repeated="4"/>
          <table:table-cell table:style-name="ce115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110"/>
          <table:table-cell table:style-name="ce115"/>
          <table:table-cell/>
          <table:table-cell table:style-name="ce122"/>
          <table:table-cell table:number-columns-repeated="5"/>
          <table:table-cell table:style-name="ce115"/>
          <table:table-cell table:style-name="ce146" table:number-columns-repeated="2"/>
          <table:table-cell table:number-columns-repeated="4"/>
          <table:table-cell table:style-name="ce146"/>
          <table:table-cell table:number-columns-repeated="873"/>
        </table:table-row>
        <table:table-row table:style-name="ro9">
          <table:table-cell/>
          <table:table-cell table:style-name="ce112" office:value-type="string" calcext:value-type="string">
            <text:p>NB</text:p>
          </table:table-cell>
          <table:table-cell table:style-name="ce115"/>
          <table:table-cell table:number-columns-repeated="7"/>
          <table:table-cell table:style-name="ce115"/>
          <table:table-cell table:number-columns-repeated="880"/>
        </table:table-row>
        <table:table-row table:style-name="ro1">
          <table:table-cell/>
          <table:table-cell table:style-name="ce113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3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5T11:45:30.393894120</dc:date>
    <meta:editing-duration>P3DT13H13M58S</meta:editing-duration>
    <meta:editing-cycles>626</meta:editing-cycles>
    <meta:generator>LibreOffice/7.3.7.2$Linux_X86_64 LibreOffice_project/30$Build-2</meta:generator>
    <meta:document-statistic meta:table-count="3" meta:cell-count="1022" meta:object-count="0"/>
  </office:meta>
</office:document-meta>
</file>